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ameterChoiceForBestAlpha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3.0122795184212">
            <text:p>23.012280</text:p>
          </table:table-cell>
          <table:table-cell office:value-type="float" office:value="0.727723343661792">
            <text:p>0.7277233</text:p>
          </table:table-cell>
          <table:table-cell office:value-type="float" office:value="0.674283177846496">
            <text:p>0.6742832</text:p>
          </table:table-cell>
          <table:table-cell/>
          <table:table-cell>
            <draw:frame table:end-cell-address="parameterChoiceForBestAlpha.M24" table:end-x="0.1866in" table:end-y="0.0965in" draw:z-index="0" draw:style-name="gr1" draw:text-style-name="P1" svg:width="6.3in" svg:height="3.535in" svg:x="0.1098in" svg:y="0.0843in">
              <draw:object draw:notify-on-update-of-ranges="parameterChoiceForBestAlpha.A5:parameterChoiceForBestAlpha.A23 parameterChoiceForBestAlpha.B4:parameterChoiceForBestAlpha.B4 parameterChoiceForBestAlpha.B5:parameterChoiceForBestAlpha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3.0741126356651">
            <text:p>23.074113</text:p>
          </table:table-cell>
          <table:table-cell office:value-type="float" office:value="0.84414021425307">
            <text:p>0.8441402</text:p>
          </table:table-cell>
          <table:table-cell office:value-type="float" office:value="0.77301352302265">
            <text:p>0.773013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3.1358826834313">
            <text:p>23.135883</text:p>
          </table:table-cell>
          <table:table-cell office:value-type="float" office:value="0.904377455048168">
            <text:p>0.9043775</text:p>
          </table:table-cell>
          <table:table-cell office:value-type="float" office:value="0.847119254385396">
            <text:p>0.8471193</text:p>
          </table:table-cell>
          <table:table-cell table:number-columns-repeated="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3.1449398815287">
            <text:p>23.144940</text:p>
          </table:table-cell>
          <table:table-cell office:value-type="float" office:value="0.947258185662928">
            <text:p>0.9472582</text:p>
          </table:table-cell>
          <table:table-cell office:value-type="float" office:value="0.897525853808477">
            <text:p>0.8975259</text:p>
          </table:table-cell>
          <table:table-cell table:number-columns-repeated="4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4.7988736710095">
            <text:p>24.798874</text:p>
          </table:table-cell>
          <table:table-cell office:value-type="float" office:value="0.97006051702168">
            <text:p>0.9700605</text:p>
          </table:table-cell>
          <table:table-cell office:value-type="float" office:value="0.937841030313666">
            <text:p>0.9378410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4.8124613205858">
            <text:p>24.812461</text:p>
          </table:table-cell>
          <table:table-cell office:value-type="float" office:value="0.983835998411832">
            <text:p>0.9838360</text:p>
          </table:table-cell>
          <table:table-cell office:value-type="float" office:value="0.965254909889746">
            <text:p>0.9652549</text:p>
          </table:table-cell>
          <table:table-cell table:number-columns-repeated="4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25.4834006337223">
            <text:p>25.483401</text:p>
          </table:table-cell>
          <table:table-cell office:value-type="float" office:value="0.991942243529892">
            <text:p>0.9919422</text:p>
          </table:table-cell>
          <table:table-cell office:value-type="float" office:value="0.982435671058301">
            <text:p>0.9824357</text:p>
          </table:table-cell>
          <table:table-cell table:number-columns-repeated="4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7913822674656">
            <text:p>25.791382</text:p>
          </table:table-cell>
          <table:table-cell office:value-type="float" office:value="0.996671319032273">
            <text:p>0.9966713</text:p>
          </table:table-cell>
          <table:table-cell office:value-type="float" office:value="0.993063105521605">
            <text:p>0.9930631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5710091854511">
            <text:p>25.571009</text:p>
          </table:table-cell>
          <table:table-cell office:value-type="float" office:value="0.999204567179543">
            <text:p>0.9992046</text:p>
          </table:table-cell>
          <table:table-cell office:value-type="float" office:value="0.998443470619921">
            <text:p>0.998443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6.9019615037629">
            <text:p>26.901962</text:p>
          </table:table-cell>
          <table:table-cell office:value-type="float" office:value="0.999235801215857">
            <text:p>0.9992358</text:p>
          </table:table-cell>
          <table:table-cell office:value-type="float" office:value="0.998633997857944">
            <text:p>0.9986340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6.6507184476539">
            <text:p>26.650718</text:p>
          </table:table-cell>
          <table:table-cell office:value-type="float" office:value="0.996956483338341">
            <text:p>0.9969565</text:p>
          </table:table-cell>
          <table:table-cell office:value-type="float" office:value="0.995284343758151">
            <text:p>0.9952843</text:p>
          </table:table-cell>
          <table:table-cell table:number-columns-repeated="4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6.9199866318876">
            <text:p>26.919987</text:p>
          </table:table-cell>
          <table:table-cell office:value-type="float" office:value="0.993116844811452">
            <text:p>0.9931168</text:p>
          </table:table-cell>
          <table:table-cell office:value-type="float" office:value="0.990758915692616">
            <text:p>0.9907589</text:p>
          </table:table-cell>
          <table:table-cell table:number-columns-repeated="4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7.530539306524">
            <text:p>27.530539</text:p>
          </table:table-cell>
          <table:table-cell office:value-type="float" office:value="0.989024926965413">
            <text:p>0.9890249</text:p>
          </table:table-cell>
          <table:table-cell office:value-type="float" office:value="0.986067028472131">
            <text:p>0.9860670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7.9276842430668">
            <text:p>27.927684</text:p>
          </table:table-cell>
          <table:table-cell office:value-type="float" office:value="0.983762501366384">
            <text:p>0.9837625</text:p>
          </table:table-cell>
          <table:table-cell office:value-type="float" office:value="0.980485596277082">
            <text:p>0.9804856</text:p>
          </table:table-cell>
          <table:table-cell table:number-columns-repeated="4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8.4416347931287">
            <text:p>28.441635</text:p>
          </table:table-cell>
          <table:table-cell office:value-type="float" office:value="0.977968494990927">
            <text:p>0.9779685</text:p>
          </table:table-cell>
          <table:table-cell office:value-type="float" office:value="0.974426181259041">
            <text:p>0.9744262</text:p>
          </table:table-cell>
          <table:table-cell table:number-columns-repeated="4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26.7928312747001">
            <text:p>26.792831</text:p>
          </table:table-cell>
          <table:table-cell office:value-type="float" office:value="0.971507489856134">
            <text:p>0.9715075</text:p>
          </table:table-cell>
          <table:table-cell office:value-type="float" office:value="0.967907598283206">
            <text:p>0.9679076</text:p>
          </table:table-cell>
          <table:table-cell table:number-columns-repeated="4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8.1509431574237">
            <text:p>28.150943</text:p>
          </table:table-cell>
          <table:table-cell office:value-type="float" office:value="0.964672968753703">
            <text:p>0.9646730</text:p>
          </table:table-cell>
          <table:table-cell office:value-type="float" office:value="0.961098230139958">
            <text:p>0.9610982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8.63885425744">
            <text:p>28.638854</text:p>
          </table:table-cell>
          <table:table-cell office:value-type="float" office:value="0.957496353993884">
            <text:p>0.9574964</text:p>
          </table:table-cell>
          <table:table-cell office:value-type="float" office:value="0.954067322205287">
            <text:p>0.9540673</text:p>
          </table:table-cell>
          <table:table-cell table:number-columns-repeated="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parameterChoiceForBestAlpha.H50" table:end-x="0.3185in" table:end-y="0.0335in" draw:z-index="2" draw:style-name="gr1" draw:text-style-name="P1" svg:width="6.3in" svg:height="3.535in" svg:x="0.2413in" svg:y="0.0543in">
              <draw:object draw:notify-on-update-of-ranges="parameterChoiceForBestAlpha.A5:parameterChoiceForBestAlpha.A23 parameterChoiceForBestAlpha.D4:parameterChoiceForBestAlpha.D4 parameterChoiceForBestAlpha.D5:parameterChoiceForBestAlpha.D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parameterChoiceForBestAlpha.P50" table:end-x="0.0488in" table:end-y="0.0906in" draw:z-index="1" draw:style-name="gr1" draw:text-style-name="P1" svg:width="6.2988in" svg:height="3.5429in" svg:x="0.8622in" svg:y="0.1035in">
              <draw:object draw:notify-on-update-of-ranges="parameterChoiceForBestAlpha.A5:parameterChoiceForBestAlpha.A23 parameterChoiceForBestAlpha.C4:parameterChoiceForBestAlpha.C4 parameterChoiceForBestAlpha.C5:parameterChoiceForBestAlpha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warmSizeT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Swarm Size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.5971259067359">
            <text:p>24.597126</text:p>
          </table:table-cell>
          <table:table-cell office:value-type="float" office:value="0.999827688351762">
            <text:p>0.9998277</text:p>
          </table:table-cell>
          <table:table-cell office:value-type="float" office:value="0.999801077225949">
            <text:p>0.999801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.329329113091">
            <text:p>25.329329</text:p>
          </table:table-cell>
          <table:table-cell office:value-type="float" office:value="0.996326809400656">
            <text:p>0.9963268</text:p>
          </table:table-cell>
          <table:table-cell office:value-type="float" office:value="0.995756607537829">
            <text:p>0.9957566</text:p>
          </table:table-cell>
          <table:table-cell/>
          <table:table-cell>
            <draw:frame table:end-cell-address="swarmSizeTest.M24" table:end-x="0.3516in" table:end-y="0.1657in" draw:z-index="0" draw:style-name="gr1" draw:text-style-name="P1" svg:width="6.3in" svg:height="3.5457in" svg:x="0.2748in" svg:y="0.1839in">
              <draw:object draw:notify-on-update-of-ranges="swarmSizeTest.A2:swarmSizeTest.A4 swarmSizeTest.B1:swarmSizeTest.B1 swarmSizeTest.B2:swarmSizeTest.B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 table:number-rows-repeated="1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swarmSizeTest.H54" table:end-x="0.3843in" table:end-y="0.0189in" draw:z-index="1" draw:style-name="gr1" draw:text-style-name="P1" svg:width="6.2996in" svg:height="3.5457in" svg:x="0.3075in" svg:y="0.0295in">
              <draw:object draw:notify-on-update-of-ranges="swarmSizeTest.A2:swarmSizeTest.A4 swarmSizeTest.C1:swarmSizeTest.C1 swarmSizeTest.C2:swarmSizeTest.C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swarmSizeTest.O53" table:end-x="0.8012in" table:end-y="0.176in" draw:z-index="2" draw:style-name="gr1" draw:text-style-name="P1" svg:width="6.2996in" svg:height="3.5457in" svg:x="0.7248in" svg:y="0.0087in">
              <draw:object draw:notify-on-update-of-ranges="swarmSizeTest.A2:swarmSizeTest.A4 swarmSizeTest.D1:swarmSizeTest.D1 swarmSizeTest.D2:swarmSizeTest.D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threshold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CC</text:p>
          </table:table-cell>
          <table:table-cell office:value-type="string">
            <text:p>PCC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table:style-name="ce3" office:value-type="float" office:value="0.1">
            <text:p>0.10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4" office:value-type="float" office:value="25.891424833776">
            <text:p>25.8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1">
            <text:p>0.01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4" office:value-type="float" office:value="25.891424833776">
            <text:p>25.8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1">
            <text:p>0.0010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01">
            <text:p>0.0001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001">
            <text:p>0.00001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0001">
            <text:p>0.000001</text:p>
          </table:table-cell>
          <table:table-cell table:style-name="ce2" office:value-type="float" office:value="0.99998240332546">
            <text:p>0.9999824</text:p>
          </table:table-cell>
          <table:table-cell table:style-name="ce2" office:value-type="float" office:value="0.999979231485446">
            <text:p>0.9999792</text:p>
          </table:table-cell>
          <table:table-cell table:style-name="ce4" office:value-type="float" office:value="26.0155616133415">
            <text:p>26.02</text:p>
          </table:table-cell>
          <table:table-cell/>
          <table:table-cell table:style-name="ce3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>
          <table:table-cell>
            <draw:frame table:end-cell-address="thresholdTest.H37" table:end-x="0.0768in" table:end-y="0.122in" draw:z-index="0" draw:style-name="gr1" draw:text-style-name="P1" svg:width="6.2996in" svg:height="3.5457in" svg:x="0in" svg:y="0.1327in">
              <draw:object draw:notify-on-update-of-ranges="thresholdTest.A1:thresholdTest.A1 thresholdTest.A2:thresholdTest.A7 thresholdTest.B1:thresholdTest.B1 thresholdTest.B2:thresholdTest.B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thresholdTest.O37" table:end-x="0.2524in" table:end-y="0.1429in" draw:z-index="2" draw:style-name="gr1" draw:text-style-name="P1" svg:width="6.2996in" svg:height="3.5457in" svg:x="0.176in" svg:y="0.1535in">
              <draw:object draw:notify-on-update-of-ranges="thresholdTest.A1:thresholdTest.A1 thresholdTest.A2:thresholdTest.A7 thresholdTest.D1:thresholdTest.D1 thresholdTest.D2:thresholdTest.D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8"/>
        </table:table-row>
        <table:table-row table:style-name="ro2">
          <table:table-cell>
            <draw:frame table:end-cell-address="thresholdTest.H58" table:end-x="0.6807in" table:end-y="0.1429in" draw:z-index="1" draw:style-name="gr1" draw:text-style-name="P1" svg:width="6.3in" svg:height="3.5457in" svg:x="0.6035in" svg:y="0.1531in">
              <draw:object draw:notify-on-update-of-ranges="thresholdTest.A1:thresholdTest.A1 thresholdTest.A2:thresholdTest.A7 thresholdTest.C1:thresholdTest.C1 thresholdTest.C2:thresholdTest.C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</table:table>
      <table:table table:name="noiseLevel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oise level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0.99998240332546">
            <text:p>0.9999824</text:p>
          </table:table-cell>
          <table:table-cell table:style-name="ce1" office:value-type="float" office:value="26.0155616133415">
            <text:p>26.015562</text:p>
          </table:table-cell>
          <table:table-cell table:style-name="ce2"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0.996707537716836">
            <text:p>0.9967075</text:p>
          </table:table-cell>
          <table:table-cell table:style-name="ce1" office:value-type="float" office:value="26.7760010700324">
            <text:p>26.776001</text:p>
          </table:table-cell>
          <table:table-cell table:style-name="ce2" office:value-type="float" office:value="0.996703226769754">
            <text:p>0.9967032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0.996373293819411">
            <text:p>0.9963733</text:p>
          </table:table-cell>
          <table:table-cell table:style-name="ce1" office:value-type="float" office:value="26.8655367491004">
            <text:p>26.865537</text:p>
          </table:table-cell>
          <table:table-cell table:style-name="ce2" office:value-type="float" office:value="0.996605569931485">
            <text:p>0.9966056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float" office:value="0.997263571225272">
            <text:p>0.9972636</text:p>
          </table:table-cell>
          <table:table-cell table:style-name="ce1" office:value-type="float" office:value="26.9762563277942">
            <text:p>26.976256</text:p>
          </table:table-cell>
          <table:table-cell table:style-name="ce2" office:value-type="float" office:value="0.996730064735662">
            <text:p>0.9967301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0.994494523294179">
            <text:p>0.9944945</text:p>
          </table:table-cell>
          <table:table-cell table:style-name="ce1" office:value-type="float" office:value="25.3080454081348">
            <text:p>25.308045</text:p>
          </table:table-cell>
          <table:table-cell table:style-name="ce2" office:value-type="float" office:value="0.994220920273487">
            <text:p>0.9942209</text:p>
          </table:table-cell>
          <table:table-cell table:number-columns-repeated="4"/>
        </table:table-row>
        <table:table-row table:style-name="ro2">
          <table:table-cell office:value-type="float" office:value="130">
            <text:p>130</text:p>
          </table:table-cell>
          <table:table-cell table:style-name="ce2" office:value-type="float" office:value="0.993030496459454">
            <text:p>0.9930305</text:p>
          </table:table-cell>
          <table:table-cell table:style-name="ce1" office:value-type="float" office:value="26.7196134061735">
            <text:p>26.719613</text:p>
          </table:table-cell>
          <table:table-cell table:style-name="ce2" office:value-type="float" office:value="0.992999855836544">
            <text:p>0.9929999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2" office:value-type="float" office:value="0.994290315433369">
            <text:p>0.9942903</text:p>
          </table:table-cell>
          <table:table-cell table:style-name="ce1" office:value-type="float" office:value="26.5720234976106">
            <text:p>26.572023</text:p>
          </table:table-cell>
          <table:table-cell table:style-name="ce2" office:value-type="float" office:value="0.99482984046709">
            <text:p>0.9948298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table:style-name="ce2" office:value-type="float" office:value="0.996605542491752">
            <text:p>0.9966055</text:p>
          </table:table-cell>
          <table:table-cell table:style-name="ce1" office:value-type="float" office:value="27.1443753593241">
            <text:p>27.144375</text:p>
          </table:table-cell>
          <table:table-cell table:style-name="ce2" office:value-type="float" office:value="0.996356840866297">
            <text:p>0.9963568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table:style-name="ce2" office:value-type="float" office:value="0.997257571879293">
            <text:p>0.9972576</text:p>
          </table:table-cell>
          <table:table-cell table:style-name="ce1" office:value-type="float" office:value="26.3887029711031">
            <text:p>26.388703</text:p>
          </table:table-cell>
          <table:table-cell table:style-name="ce2" office:value-type="float" office:value="0.997096891081244">
            <text:p>0.9970969</text:p>
          </table:table-cell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table:style-name="ce2" office:value-type="float" office:value="0.995077982698343">
            <text:p>0.9950780</text:p>
          </table:table-cell>
          <table:table-cell table:style-name="ce1" office:value-type="float" office:value="26.5046522769924">
            <text:p>26.504652</text:p>
          </table:table-cell>
          <table:table-cell table:style-name="ce2" office:value-type="float" office:value="0.995491544913667">
            <text:p>0.9954915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table:style-name="ce2" office:value-type="float" office:value="0.992251784314861">
            <text:p>0.9922518</text:p>
          </table:table-cell>
          <table:table-cell table:style-name="ce1" office:value-type="float" office:value="27.344514452602">
            <text:p>27.344514</text:p>
          </table:table-cell>
          <table:table-cell table:style-name="ce2" office:value-type="float" office:value="0.993056527208882">
            <text:p>0.9930565</text:p>
          </table:table-cell>
          <table:table-cell table:number-columns-repeated="4"/>
        </table:table-row>
        <table:table-row table:style-name="ro2">
          <table:table-cell office:value-type="float" office:value="350">
            <text:p>350</text:p>
          </table:table-cell>
          <table:table-cell table:style-name="ce2" office:value-type="float" office:value="0.989830915638319">
            <text:p>0.9898309</text:p>
          </table:table-cell>
          <table:table-cell table:style-name="ce1" office:value-type="float" office:value="25.8845982701771">
            <text:p>25.884598</text:p>
          </table:table-cell>
          <table:table-cell table:style-name="ce2" office:value-type="float" office:value="0.990338148913338">
            <text:p>0.9903381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table:style-name="ce2" office:value-type="float" office:value="0.992936404282722">
            <text:p>0.9929364</text:p>
          </table:table-cell>
          <table:table-cell table:style-name="ce1" office:value-type="float" office:value="25.3023531797448">
            <text:p>25.302353</text:p>
          </table:table-cell>
          <table:table-cell table:style-name="ce2" office:value-type="float" office:value="0.990903718116543">
            <text:p>0.9909037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>
          <table:table-cell>
            <draw:frame table:end-cell-address="noiseLevelTest.H40" table:end-x="0.2201in" table:end-y="0.0583in" draw:z-index="0" draw:style-name="gr1" draw:text-style-name="P1" svg:width="6.3in" svg:height="3.5457in" svg:x="0.1429in" svg:y="0.0685in">
              <draw:object draw:notify-on-update-of-ranges="noiseLevelTest.A1:noiseLevelTest.A1 noiseLevelTest.A2:noiseLevelTest.A14 noiseLevelTest.B1:noiseLevelTest.B1 noiseLevelTest.B2:noiseLevelTest.B1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noiseLevelTest.O41" table:end-x="0.3898in" table:end-y="0.0531in" draw:z-index="2" draw:style-name="gr1" draw:text-style-name="P1" svg:width="6.2988in" svg:height="3.5429in" svg:x="0.3142in" svg:y="0.0665in">
              <draw:object draw:notify-on-update-of-ranges="noiseLevelTest.A1:noiseLevelTest.A1 noiseLevelTest.A2:noiseLevelTest.A14 noiseLevelTest.D1:noiseLevelTest.D1 noiseLevelTest.D2:noiseLevelTest.D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8"/>
        </table:table-row>
        <table:table-row table:style-name="ro2">
          <table:table-cell/>
          <table:table-cell>
            <draw:frame table:end-cell-address="noiseLevelTest.I62" table:end-x="0.1315in" table:end-y="0.0059in" draw:z-index="1" draw:style-name="gr1" draw:text-style-name="P1" svg:width="6.3in" svg:height="3.5457in" svg:x="0.0547in" svg:y="0.0165in">
              <draw:object draw:notify-on-update-of-ranges="noiseLevelTest.A1:noiseLevelTest.A1 noiseLevelTest.A2:noiseLevelTest.A14 noiseLevelTest.C1:noiseLevelTest.C1 noiseLevelTest.C2:noiseLevelTest.C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</table:table>
      <table:table table:name="Sheet5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12/21/2020</text:date>, <text:time>22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3M12S</meta:editing-duration>
    <meta:editing-cycles>9</meta:editing-cycles>
    <meta:generator>OpenOffice/4.1.7$Win32 OpenOffice.org_project/417m1$Build-9800</meta:generator>
    <dc:date>2020-12-21T22:28:00.59</dc:date>
    <meta:document-statistic meta:table-count="5" meta:cell-count="180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436cm" svg:y="0.315cm" chart:style-name="ch2">
          <text:p>RMSE vs Alpha</text:p>
        </chart:title>
        <chart:subtitle svg:x="5.166cm" svg:y="1.273cm" chart:style-name="ch3">
          <text:p>for chainDres5_Matrix_noise000</text:p>
        </chart:subtitle>
        <chart:plot-area chart:style-name="ch4" table:cell-range-address="parameterChoiceForBestAlpha.A4:parameterChoiceForBestAlpha.B23" chart:data-source-has-labels="both" svg:x="1.358cm" svg:y="2.314cm" svg:width="14.005cm" svg:height="5.479cm">
          <chartooo:coordinate-region svg:x="3.197cm" svg:y="2.526cm" svg:width="11.926cm" svg:height="4.594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56cm" chart:style-name="ch8">
              <text:p>RMSE</text:p>
            </chart:title>
            <chart:grid chart:style-name="ch9" chart:class="major"/>
          </chart:axis>
          <chart:series chart:style-name="ch10" chart:values-cell-range-address="parameterChoiceForBestAlpha.B5:parameterChoiceForBestAlpha.B23" chart:label-cell-address="parameterChoiceForBestAlpha.B4:parameterChoiceForBestAlpha.B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parameterChoiceForBestAlpha.B4:parameterChoiceForBestAlpha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23.0122795184212">
                <text:p>23.0122795184212</text:p>
                <draw:g>
                  <svg:desc>parameterChoiceForBestAlpha.B5:parameterChoiceForBestAlpha.B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3.0741126356651">
                <text:p>23.07411263566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.1358826834313">
                <text:p>23.13588268343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.1449398815287">
                <text:p>23.144939881528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.7988736710095">
                <text:p>24.79887367100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.8124613205858">
                <text:p>24.81246132058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5.4834006337223">
                <text:p>25.48340063372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5.7913822674656">
                <text:p>25.79138226746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5.5710091854511">
                <text:p>25.57100918545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.0155616133415">
                <text:p>26.015561613341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.9019615037629">
                <text:p>26.90196150376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6.6507184476539">
                <text:p>26.6507184476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6.9199866318876">
                <text:p>26.919986631887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7.530539306524">
                <text:p>27.5305393065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7.9276842430668">
                <text:p>27.92768424306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8.4416347931287">
                <text:p>28.441634793128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6.7928312747001">
                <text:p>26.7928312747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8.1509431574237">
                <text:p>28.150943157423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8.63885425744">
                <text:p>28.63885425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582cm" svg:y="0.316cm" chart:style-name="ch2">
          <text:p>Noise vs SCC</text:p>
        </chart:title>
        <chart:legend chart:legend-position="end" svg:x="14.103cm" svg:y="4.191cm" style:legend-expansion="high" chart:style-name="ch3"/>
        <chart:plot-area chart:style-name="ch4" table:cell-range-address="noiseLevelTest.A1:noiseLevelTest.B14" chart:data-source-has-labels="both" svg:x="0.77cm" svg:y="1.635cm" svg:width="12.693cm" svg:height="6.772cm">
          <chartooo:coordinate-region svg:x="2.609cm" svg:y="1.847cm" svg:width="10.574cm" svg:height="5.887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B2:noiseLevelTest.B14" chart:label-cell-address="noiseLevelTest.B1:noiseLevelTest.B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noiseLevelTest.B1:noiseLevelTes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8240332546">
                <text:p>0.99998240332546</text:p>
                <draw:g>
                  <svg:desc>noiseLevelTest.B2:noiseLevelTest.B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7537716836">
                <text:p>0.996707537716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373293819411">
                <text:p>0.9963732938194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7263571225272">
                <text:p>0.9972635712252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494523294179">
                <text:p>0.9944945232941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3030496459454">
                <text:p>0.9930304964594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290315433369">
                <text:p>0.9942903154333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605542491752">
                <text:p>0.9966055424917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257571879293">
                <text:p>0.9972575718792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077982698343">
                <text:p>0.9950779826983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2251784314861">
                <text:p>0.99225178431486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9830915638319">
                <text:p>0.9898309156383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2936404282722">
                <text:p>0.9929364042827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436cm" svg:y="0.316cm" chart:style-name="ch2">
          <text:p>RMSE vs Noise</text:p>
        </chart:title>
        <chart:legend chart:legend-position="end" svg:x="13.892cm" svg:y="4.191cm" style:legend-expansion="high" chart:style-name="ch3"/>
        <chart:plot-area chart:style-name="ch4" table:cell-range-address="noiseLevelTest.A1:noiseLevelTest.A14 noiseLevelTest.C1:noiseLevelTest.C14" chart:data-source-has-labels="both" svg:x="0.77cm" svg:y="1.635cm" svg:width="12.482cm" svg:height="6.772cm">
          <chartooo:coordinate-region svg:x="2.609cm" svg:y="1.847cm" svg:width="10.363cm" svg:height="5.887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C2:noiseLevelTest.C14" chart:label-cell-address="noiseLevelTest.C1:noiseLevelTest.C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noiseLevelTest.C1:noiseLevelTes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26.0155616133415">
                <text:p>26.0155616133415</text:p>
                <draw:g>
                  <svg:desc>noiseLevelTest.C2:noiseLevelTest.C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7760010700324">
                <text:p>26.77600107003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8655367491004">
                <text:p>26.86553674910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9762563277942">
                <text:p>26.97625632779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3080454081348">
                <text:p>25.30804540813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.7196134061735">
                <text:p>26.71961340617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.5720234976106">
                <text:p>26.57202349761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.1443753593241">
                <text:p>27.14437535932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.3887029711031">
                <text:p>26.38870297110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.5046522769924">
                <text:p>26.50465227699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.344514452602">
                <text:p>27.3445144526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.8845982701771">
                <text:p>25.88459827017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.3023531797448">
                <text:p>25.3023531797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PCC vs Noise</text:p>
        </chart:title>
        <chart:legend chart:legend-position="end" svg:x="14.1cm" svg:y="4.188cm" style:legend-expansion="high" chart:style-name="ch3"/>
        <chart:plot-area chart:style-name="ch4" table:cell-range-address="noiseLevelTest.A1:noiseLevelTest.A14 noiseLevelTest.D1:noiseLevelTest.D14" chart:data-source-has-labels="both" svg:x="0.77cm" svg:y="1.635cm" svg:width="12.69cm" svg:height="6.765cm">
          <chartooo:coordinate-region svg:x="2.609cm" svg:y="1.848cm" svg:width="10.571cm" svg:height="5.88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D2:noiseLevelTest.D14" chart:label-cell-address="noiseLevelTest.D1:noiseLevelTest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noiseLevelTest.D1:noiseLevelTest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79231485446">
                <text:p>0.999979231485446</text:p>
                <draw:g>
                  <svg:desc>noiseLevelTest.D2:noiseLevelTest.D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3226769754">
                <text:p>0.9967032267697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05569931485">
                <text:p>0.9966055699314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6730064735662">
                <text:p>0.9967300647356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220920273487">
                <text:p>0.9942209202734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2999855836544">
                <text:p>0.9929998558365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82984046709">
                <text:p>0.994829840467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356840866297">
                <text:p>0.996356840866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096891081244">
                <text:p>0.9970968910812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491544913667">
                <text:p>0.995491544913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3056527208882">
                <text:p>0.99305652720888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0338148913338">
                <text:p>0.9903381489133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0903718116543">
                <text:p>0.9909037181165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SCC vs Alpha</text:p>
        </chart:title>
        <chart:subtitle svg:x="5.099cm" svg:y="1.275cm" chart:style-name="ch3">
          <text:p>For chainDres5_Matrix_noise000</text:p>
        </chart:subtitle>
        <chart:plot-area chart:style-name="ch4" table:cell-range-address="parameterChoiceForBestAlpha.A5:parameterChoiceForBestAlpha.A23 parameterChoiceForBestAlpha.C4:parameterChoiceForBestAlpha.C23" chart:data-source-has-labels="both" svg:x="1.358cm" svg:y="2.318cm" svg:width="14.002cm" svg:height="5.494cm">
          <chartooo:coordinate-region svg:x="3.197cm" svg:y="2.531cm" svg:width="11.924cm" svg:height="4.608cm"/>
          <chart:axis chart:dimension="x" chart:name="primary-x" chart:style-name="ch5" chartooo:axis-type="auto">
            <chartooo:date-scale/>
            <chart:title svg:x="7.892cm" svg:y="7.99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66cm" chart:style-name="ch8">
              <text:p>SCC</text:p>
            </chart:title>
            <chart:grid chart:style-name="ch9" chart:class="major"/>
          </chart:axis>
          <chart:series chart:style-name="ch10" chart:values-cell-range-address="parameterChoiceForBestAlpha.C5:parameterChoiceForBestAlpha.C23" chart:label-cell-address="parameterChoiceForBestAlpha.C4:parameterChoiceForBestAlpha.C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parameterChoiceForBestAlpha.C4:parameterChoiceForBestAlpha.C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727723343661792">
                <text:p>0.727723343661792</text:p>
                <draw:g>
                  <svg:desc>parameterChoiceForBestAlpha.C5:parameterChoiceForBestAlpha.C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4414021425307">
                <text:p>0.844140214253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04377455048168">
                <text:p>0.90437745504816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47258185662928">
                <text:p>0.9472581856629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7006051702168">
                <text:p>0.970060517021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3835998411832">
                <text:p>0.9838359984118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91942243529892">
                <text:p>0.9919422435298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6671319032273">
                <text:p>0.99667131903227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9204567179543">
                <text:p>0.9992045671795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8240332546">
                <text:p>0.999982403325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9235801215857">
                <text:p>0.9992358012158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6956483338341">
                <text:p>0.99695648333834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3116844811452">
                <text:p>0.9931168448114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9024926965413">
                <text:p>0.98902492696541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3762501366384">
                <text:p>0.98376250136638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7968494990927">
                <text:p>0.9779684949909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71507489856134">
                <text:p>0.97150748985613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4672968753703">
                <text:p>0.96467296875370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7496353993884">
                <text:p>0.95749635399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82cm" svg:y="0.315cm" chart:style-name="ch2">
          <text:p>PCC vs Alpha</text:p>
        </chart:title>
        <chart:subtitle svg:x="5.1cm" svg:y="1.273cm" chart:style-name="ch3">
          <text:p>For chainDres5_Matrix_noise000</text:p>
        </chart:subtitle>
        <chart:plot-area chart:style-name="ch4" table:cell-range-address="parameterChoiceForBestAlpha.A5:parameterChoiceForBestAlpha.A23 parameterChoiceForBestAlpha.D4:parameterChoiceForBestAlpha.D23" chart:data-source-has-labels="both" svg:x="1.358cm" svg:y="2.314cm" svg:width="14.005cm" svg:height="5.479cm">
          <chartooo:coordinate-region svg:x="3.197cm" svg:y="2.527cm" svg:width="11.926cm" svg:height="4.593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54cm" chart:style-name="ch8">
              <text:p>PCC</text:p>
            </chart:title>
            <chart:grid chart:style-name="ch9" chart:class="major"/>
          </chart:axis>
          <chart:series chart:style-name="ch10" chart:values-cell-range-address="parameterChoiceForBestAlpha.D5:parameterChoiceForBestAlpha.D23" chart:label-cell-address="parameterChoiceForBestAlpha.D4:parameterChoiceForBestAlpha.D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parameterChoiceForBestAlpha.D4:parameterChoiceForBestAlpha.D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674283177846496">
                <text:p>0.674283177846496</text:p>
                <draw:g>
                  <svg:desc>parameterChoiceForBestAlpha.D5:parameterChoiceForBestAlpha.D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7301352302265">
                <text:p>0.7730135230226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47119254385396">
                <text:p>0.84711925438539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97525853808477">
                <text:p>0.8975258538084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7841030313666">
                <text:p>0.9378410303136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65254909889746">
                <text:p>0.965254909889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2435671058301">
                <text:p>0.9824356710583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3063105521605">
                <text:p>0.993063105521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443470619921">
                <text:p>0.998443470619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79231485446">
                <text:p>0.9999792314854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8633997857944">
                <text:p>0.9986339978579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5284343758151">
                <text:p>0.9952843437581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0758915692616">
                <text:p>0.99075891569261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6067028472131">
                <text:p>0.98606702847213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0485596277082">
                <text:p>0.98048559627708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4426181259041">
                <text:p>0.9744261812590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67907598283206">
                <text:p>0.96790759828320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1098230139958">
                <text:p>0.96109823013995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4067322205287">
                <text:p>0.954067322205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828cm" svg:y="0.316cm" chart:style-name="ch2">
          <text:p>RMSE vs Swarm Size</text:p>
        </chart:title>
        <chart:plot-area chart:style-name="ch3" table:cell-range-address="swarmSizeTest.A1:swarmSizeTest.B4" chart:data-source-has-labels="both" svg:x="1.358cm" svg:y="1.635cm" svg:width="14.005cm" svg:height="6.184cm">
          <chartooo:coordinate-region svg:x="3.197cm" svg:y="1.847cm" svg:width="11.979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swarmSizeTest.B2:swarmSizeTest.B4" chart:label-cell-address="swarmSizeTest.B1:swarmSizeTest.B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warmSizeTest.B1:swarmSizeTest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warmSizeTest.A2:swarmSizeTest.A4</svg:desc>
                </draw:g>
              </table:table-cell>
              <table:table-cell office:value-type="float" office:value="26.0155616133415">
                <text:p>26.0155616133415</text:p>
                <draw:g>
                  <svg:desc>swarmSizeTest.B2:swarmSizeTest.B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971259067359">
                <text:p>24.5971259067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329329113091">
                <text:p>25.329329113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SCC vs Swarm Size</text:p>
        </chart:title>
        <chart:plot-area chart:style-name="ch3" table:cell-range-address="swarmSizeTest.A2:swarmSizeTest.A4 swarmSizeTest.C1:swarmSizeTest.C4" chart:data-source-has-labels="both" svg:x="1.358cm" svg:y="1.635cm" svg:width="14.004cm" svg:height="6.184cm">
          <chartooo:coordinate-region svg:x="3.197cm" svg:y="1.847cm" svg:width="11.978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swarmSizeTest.C2:swarmSizeTest.C4" chart:label-cell-address="swarmSizeTest.C1:swarmSizeTest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swarmSizeTest.C1:swarmSizeTest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warmSizeTest.A2:swarmSizeTest.A4</svg:desc>
                </draw:g>
              </table:table-cell>
              <table:table-cell office:value-type="float" office:value="0.99998240332546">
                <text:p>0.99998240332546</text:p>
                <draw:g>
                  <svg:desc>swarmSizeTest.C2:swarmSizeTest.C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27688351762">
                <text:p>0.9998276883517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6326809400656">
                <text:p>0.996326809400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PCC vs Swarm Size</text:p>
        </chart:title>
        <chart:plot-area chart:style-name="ch3" table:cell-range-address="swarmSizeTest.A2:swarmSizeTest.A4 swarmSizeTest.D1:swarmSizeTest.D4" chart:data-source-has-labels="both" svg:x="1.358cm" svg:y="1.635cm" svg:width="14.004cm" svg:height="6.184cm">
          <chartooo:coordinate-region svg:x="3.197cm" svg:y="1.847cm" svg:width="11.978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swarmSizeTest.D2:swarmSizeTest.D4" chart:label-cell-address="swarmSizeTest.D1:swarmSizeTest.D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swarmSizeTest.D1:swarmSizeTest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warmSizeTest.A2:swarmSizeTest.A4</svg:desc>
                </draw:g>
              </table:table-cell>
              <table:table-cell office:value-type="float" office:value="0.999979231485446">
                <text:p>0.999979231485446</text:p>
                <draw:g>
                  <svg:desc>swarmSizeTest.D2:swarmSizeTest.D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01077225949">
                <text:p>0.9998010772259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5756607537829">
                <text:p>0.995756607537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6.185cm" svg:y="0.316cm" chart:style-name="ch2">
          <text:p>SCC vs Threshold</text:p>
        </chart:title>
        <chart:plot-area chart:style-name="ch3" table:cell-range-address="thresholdTest.A1:thresholdTest.B7" chart:data-source-has-labels="both" svg:x="1.358cm" svg:y="1.635cm" svg:width="14.004cm" svg:height="6.184cm">
          <chartooo:coordinate-region svg:x="3.197cm" svg:y="1.847cm" svg:width="11.462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thresholdTest.B2:thresholdTest.B7" chart:label-cell-address="thresholdTest.B1:thresholdTest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thresholdTest.B1:thresholdTest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4677524074646">
                <text:p>0.994677524074646</text:p>
                <draw:g>
                  <svg:desc>thresholdTest.B2:thresholdTest.B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4677524074646">
                <text:p>0.99467752407464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8240332546">
                <text:p>0.99998240332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185cm" svg:y="0.316cm" chart:style-name="ch2">
          <text:p>PCC vs Threshold</text:p>
        </chart:title>
        <chart:plot-area chart:style-name="ch3" table:cell-range-address="thresholdTest.A1:thresholdTest.A7 thresholdTest.C1:thresholdTest.C7" chart:data-source-has-labels="both" svg:x="1.358cm" svg:y="1.635cm" svg:width="14.005cm" svg:height="6.184cm">
          <chartooo:coordinate-region svg:x="3.197cm" svg:y="1.847cm" svg:width="11.463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thresholdTest.C2:thresholdTest.C7" chart:label-cell-address="thresholdTest.C1:thresholdTest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thresholdTest.C1:thresholdTest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5110771161476">
                <text:p>0.995110771161476</text:p>
                <draw:g>
                  <svg:desc>thresholdTest.C2:thresholdTest.C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5110771161476">
                <text:p>0.9951107711614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79231485446">
                <text:p>0.999979231485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RMSE vs Threshold </text:p>
        </chart:title>
        <chart:plot-area chart:style-name="ch3" table:cell-range-address="thresholdTest.A1:thresholdTest.A7 thresholdTest.D1:thresholdTest.D7" chart:data-source-has-labels="both" svg:x="1.358cm" svg:y="1.635cm" svg:width="14.004cm" svg:height="6.184cm">
          <chartooo:coordinate-region svg:x="2.27cm" svg:y="1.847cm" svg:width="12.389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thresholdTest.D2:thresholdTest.D7" chart:label-cell-address="thresholdTest.D1:thresholdTest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thresholdTest.D1:thresholdTest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25.891424833776">
                <text:p>25.891424833776</text:p>
                <draw:g>
                  <svg:desc>thresholdTest.D2:thresholdTest.D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5.891424833776">
                <text:p>25.8914248337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26.0155616133415">
                <text:p>26.01556161334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